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659c" officeooo:paragraph-rsid="000265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ll me th name of the that candidate whick realy want something from me what is the name of mine carrier operator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01:03:36.297660121</meta:creation-date>
    <dc:date>2022-04-12T01:04:37.282675415</dc:date>
    <meta:editing-duration>PT1M3S</meta:editing-duration>
    <meta:editing-cycles>1</meta:editing-cycles>
    <meta:document-statistic meta:table-count="0" meta:image-count="0" meta:object-count="0" meta:page-count="1" meta:paragraph-count="1" meta:word-count="22" meta:character-count="114" meta:non-whitespace-character-count="93"/>
    <meta:generator>LibreOffice/6.4.7.2$Linux_X86_64 LibreOffice_project/40$Build-2</meta:generator>
  </office:meta>
</office:document-meta>
</file>